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c5f1d" officeooo:paragraph-rsid="001c5f1d"/>
    </style:style>
    <style:style style:name="P2" style:family="paragraph" style:parent-style-name="Text_20_body">
      <style:text-properties officeooo:rsid="002016c9" officeooo:paragraph-rsid="002016c9"/>
    </style:style>
    <style:style style:name="P3" style:family="paragraph" style:parent-style-name="Heading_20_1">
      <style:text-properties officeooo:rsid="001c5f1d"/>
    </style:style>
    <style:style style:name="P4" style:family="paragraph" style:parent-style-name="Heading_20_1">
      <style:text-properties officeooo:rsid="001e4101" officeooo:paragraph-rsid="001e4101"/>
    </style:style>
    <style:style style:name="T1" style:family="text">
      <style:text-properties officeooo:rsid="001c636d"/>
    </style:style>
    <style:style style:name="T2" style:family="text">
      <style:text-properties officeooo:rsid="0021316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Alchemy/Crafting</text:h>
      <text:p text:style-name="P1">Each ingredient will have upsides and downsides. Mix and match ingredients as the player sees fit: complete free reign in crafting. Lower levels of crafting will only be able to use one or two ingredients, thereby limiting their creativity? <text:span text:style-name="T1">Maybe. Not sure. Advanced crafters will also be able to tweak the potency of certain ingredients.</text:span></text:p>
      <text:p text:style-name="P1"/>
      <text:h text:style-name="P4" text:outline-level="1">Field of View</text:h>
      <text:p text:style-name="P2">Cast a ray <text:span text:style-name="T2">to each tile, and then create left and right vectors from the tile, and cast rays to those, too. If any of those rays are not blocked, the tile can be seen. If the player can see a monster, or vice versa, the tile is visible to the oth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M6S</meta:editing-duration>
    <meta:editing-cycles>10</meta:editing-cycles>
    <meta:generator>LibreOffice/6.1.0.3$Windows_X86_64 LibreOffice_project/efb621ed25068d70781dc026f7e9c5187a4decd1</meta:generator>
    <dc:date>2018-08-15T19:52:33.115000000</dc:date>
    <meta:document-statistic meta:table-count="0" meta:image-count="0" meta:object-count="0" meta:page-count="1" meta:paragraph-count="4" meta:word-count="111" meta:character-count="616" meta:non-whitespace-character-count="509"/>
    <meta:user-defined meta:name="Info 1"/>
    <meta:user-defined meta:name="Info 2"/>
    <meta:user-defined meta:name="Info 3"/>
    <meta:user-defined meta:name="Info 4"/>
  </office:meta>
</office:document-meta>
</file>